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officeooo:rsid="001a9888" officeooo:paragraph-rsid="001a9888" style:font-size-asian="15pt" style:font-size-complex="15pt"/>
    </style:style>
    <style:style style:name="P2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officeooo:rsid="001bfa80" officeooo:paragraph-rsid="001bfa80" style:font-size-asian="15pt" style:font-size-complex="15pt"/>
    </style:style>
    <style:style style:name="P3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officeooo:rsid="001f4dbc" officeooo:paragraph-rsid="001f4dbc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0000 <text:s text:c="3"/>| <text:s text:c="3"/>000 <text:s/>| <text:s/>0 <text:s text:c="4"/>| <text:s text:c="2"/>0000 <text:s text:c="6"/>| <text:s text:c="3"/>0000 <text:s text:c="9"/>| <text:s text:c="7"/>0000 <text:s text:c="4"/>| <text:s text:c="4"/>0000 <text:s/>| <text:s text:c="2"/>0000 0000</text:p>
      <text:p text:style-name="P1">brench | set 0 <text:s text:c="2"/>| IV <text:s text:c="3"/>| <text:s/>Opcode <text:s text:c="3"/>| <text:s text:c="2"/>operand1 <text:s text:c="3"/>| <text:s text:c="2"/>operand2 <text:s text:c="2"/>| <text:s text:c="2"/>dest <text:s text:c="5"/>| <text:s/>IV</text:p>
      <text:p text:style-name="P1"/>
      <text:p text:style-name="P3"/>
      <text:p text:style-name="P1"/>
      <text:p text:style-name="P1">Cas d’un BCC</text:p>
      <text:p text:style-name="P1"/>
      <text:p text:style-name="P1">0000 <text:s text:c="3"/>| <text:s text:c="25"/>0 <text:s text:c="32"/>| 000 0000 0000 <text:s/>0000 0000 0000 0000</text:p>
      <text:p text:style-name="P1">brench | <text:s/>Signe du décalage (1=neg et 0=pos) <text:s text:c="2"/>| <text:s text:c="3"/>Valaur de décalage d’adressage</text:p>
      <text:p text:style-name="P1"/>
      <text:p text:style-name="P1"/>
      <text:p text:style-name="P2">1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1T15:24:23.174829323</meta:creation-date>
    <meta:editing-duration>PT12M18S</meta:editing-duration>
    <meta:editing-cycles>4</meta:editing-cycles>
    <meta:generator>LibreOffice/7.3.7.2$Linux_X86_64 LibreOffice_project/30$Build-2</meta:generator>
    <dc:date>2023-04-19T12:20:10.329230565</dc:date>
    <meta:document-statistic meta:table-count="0" meta:image-count="0" meta:object-count="0" meta:page-count="1" meta:paragraph-count="6" meta:word-count="60" meta:character-count="394" meta:non-whitespace-character-count="197"/>
  </office:meta>
</office:document-meta>
</file>